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E400000003C51A37D48EC5C476.png" manifest:media-type="image/png"/>
  <manifest:file-entry manifest:full-path="Pictures/1000020100000330000002C369847FC14C0A1DEA.png" manifest:media-type="image/png"/>
  <manifest:file-entry manifest:full-path="content.xml" manifest:media-type="text/xml"/>
  <manifest:file-entry manifest:full-path="Fonts/Font_FreeSerif_4.ttf" manifest:media-type="application/x-font-ttf"/>
  <manifest:file-entry manifest:full-path="Fonts/Font_FreeSerif_3.ttf" manifest:media-type="application/x-font-ttf"/>
  <manifest:file-entry manifest:full-path="Fonts/Font_FreeSerif_2.ttf" manifest:media-type="application/x-font-ttf"/>
  <manifest:file-entry manifest:full-path="Fonts/Font_FreeSerif_1.ttf" manifest:media-type="application/x-font-ttf"/>
  <manifest:file-entry manifest:full-path="Fonts/Font_OpenSymbol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FreeSerif" svg:font-family="FreeSerif" style:font-family-generic="roman" style:font-pitch="variable">
      <svg:font-face-src>
        <svg:font-face-uri xlink:href="Fonts/Font_FreeSerif_1.ttf" xlink:type="simple" loext:font-style="normal" loext:font-weight="normal">
          <svg:font-face-format svg:string="truetype"/>
        </svg:font-face-uri>
        <svg:font-face-uri xlink:href="Fonts/Font_FreeSerif_2.ttf" xlink:type="simple" loext:font-style="normal" loext:font-weight="bold">
          <svg:font-face-format svg:string="truetype"/>
        </svg:font-face-uri>
        <svg:font-face-uri xlink:href="Fonts/Font_FreeSerif_3.ttf" xlink:type="simple" loext:font-style="italic" loext:font-weight="normal">
          <svg:font-face-format svg:string="truetype"/>
        </svg:font-face-uri>
        <svg:font-face-uri xlink:href="Fonts/Font_Free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line-height="0.0138in"/>
      <style:text-properties officeooo:paragraph-rsid="001da380"/>
    </style:style>
    <style:style style:name="P2" style:family="paragraph" style:parent-style-name="Normal">
      <style:paragraph-properties fo:line-height="0.0138in"/>
      <style:text-properties officeooo:paragraph-rsid="001de120"/>
    </style:style>
    <style:style style:name="P3" style:family="paragraph" style:parent-style-name="Normal">
      <style:paragraph-properties fo:line-height="0.139in"/>
      <style:text-properties fo:font-size="12pt" officeooo:paragraph-rsid="001da380" style:font-size-asian="12pt" style:font-size-complex="12pt"/>
    </style:style>
    <style:style style:name="P4" style:family="paragraph" style:parent-style-name="Normal">
      <style:paragraph-properties fo:line-height="0.139in"/>
      <style:text-properties fo:font-size="12pt" officeooo:paragraph-rsid="001de120" style:font-size-asian="12pt" style:font-size-complex="12pt"/>
    </style:style>
    <style:style style:name="P5" style:family="paragraph" style:parent-style-name="Footer">
      <style:paragraph-properties fo:text-align="center" style:justify-single-word="false"/>
      <style:text-properties officeooo:paragraph-rsid="001de120"/>
    </style:style>
    <style:style style:name="P6" style:family="paragraph" style:parent-style-name="Normal">
      <style:paragraph-properties fo:margin-left="0in" fo:margin-right="0in" fo:text-indent="0in" style:auto-text-indent="false"/>
    </style:style>
    <style:style style:name="P7" style:family="paragraph" style:parent-style-name="Normal">
      <style:paragraph-properties fo:margin-left="0in" fo:margin-right="0in" fo:line-height="0.139in" fo:text-indent="0in" style:auto-text-indent="false"/>
    </style:style>
    <style:style style:name="P8" style:family="paragraph" style:parent-style-name="Normal">
      <style:paragraph-properties fo:margin-left="0in" fo:margin-right="0in" fo:line-height="0.139in" fo:text-indent="0in" style:auto-text-indent="false"/>
      <style:text-properties style:font-name="FreeSerif" fo:font-size="12pt" style:font-size-asian="12pt" style:font-size-complex="12pt"/>
    </style:style>
    <style:style style:name="P9" style:family="paragraph" style:parent-style-name="Normal">
      <style:paragraph-properties fo:margin-left="0in" fo:margin-right="0in" fo:line-height="0.1638in" fo:text-indent="0in" style:auto-text-indent="false"/>
      <style:text-properties style:font-name="FreeSerif" fo:font-size="12pt" style:font-size-asian="12pt" style:font-size-complex="12pt"/>
    </style:style>
    <style:style style:name="P10" style:family="paragraph" style:parent-style-name="Normal">
      <style:paragraph-properties fo:margin-left="0in" fo:margin-right="0in" fo:text-indent="0in" style:auto-text-indent="false"/>
      <style:text-properties officeooo:paragraph-rsid="00223731"/>
    </style:style>
    <style:style style:name="P11"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a380"/>
    </style:style>
    <style:style style:name="P12"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e120"/>
    </style:style>
    <style:style style:name="P13" style:family="paragraph" style:parent-style-name="Normal" style:list-style-name="L1">
      <style:text-properties style:font-name="FreeSerif" fo:font-size="12pt" style:text-underline-style="none" fo:font-weight="normal" officeooo:paragraph-rsid="00257336"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P14" style:family="paragraph" style:parent-style-name="Normal" style:master-page-name="MP0">
      <style:paragraph-properties fo:margin-left="0in" fo:margin-right="0in" fo:text-indent="0in" style:auto-text-indent="false" style:page-number="auto" fo:break-before="page"/>
    </style:style>
    <style:style style:name="T1" style:family="text">
      <style:text-properties fo:color="#000000" style:font-name="Calibri" fo:font-size="9.5pt" fo:font-style="italic" style:font-name-asian="Calibri" style:font-size-asian="9.5pt" style:font-style-asian="italic" style:font-name-complex="Calibri" style:font-size-complex="9.5pt" style:font-style-complex="italic"/>
    </style:style>
    <style:style style:name="T2" style:family="text">
      <style:text-properties fo:font-size="12pt" style:font-size-asian="12pt" style:font-size-complex="12pt"/>
    </style:style>
    <style:style style:name="T3" style:family="text">
      <style:text-properties fo:color="#bfbfbf" style:font-name="Calibri" fo:font-size="9.5pt" fo:font-style="italic" style:font-name-asian="Calibri" style:font-size-asian="9.5pt" style:font-style-asian="italic" style:font-name-complex="Calibri" style:font-size-complex="9.5pt" style:font-style-complex="italic"/>
    </style:style>
    <style:style style:name="T4" style:family="text">
      <style:text-properties fo:color="#0000ff" style:font-name="FreeSerif"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5" style:family="text">
      <style:text-properties style:font-name="FreeSerif" fo:font-size="12pt" style:text-underline-style="none" fo:font-weight="bold" style:text-underline-mode="continuous" style:text-overline-mode="continuous" style:text-line-through-mode="continuous" style:font-name-asian="Arial" style:font-size-asian="12pt" style:font-weight-asian="bold" style:font-name-complex="Arial" style:font-size-complex="12pt" style:font-weight-complex="bold"/>
    </style:style>
    <style:style style:name="T6" style:family="text">
      <style:text-properties style:font-name="FreeSerif" fo:font-size="12pt" style:text-underline-style="none" fo:font-weight="normal"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T7" style:family="text">
      <style:text-properties style:font-name="FreeSerif" fo:font-size="12pt" style:text-underline-style="none" fo:font-weight="normal" officeooo:rsid="0021f871"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T8" style:family="text">
      <style:text-properties style:font-name="FreeSerif" fo:font-size="12pt" style:text-underline-style="none" fo:font-weight="normal" officeooo:rsid="00223731"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T9" style:family="text">
      <style:text-properties style:font-name="FreeSerif" fo:font-size="12pt" style:text-underline-style="none" fo:font-weight="normal" officeooo:rsid="00241687"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T10" style:family="text">
      <style:text-properties officeooo:rsid="0025733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Default_20_Paragraph_20_Font"><text:span text:style-name="T5">DMCA TAKE DOWN NOTICE</text:span></text:span></text:p>
      <text:p text:style-name="P6"><text:span text:style-name="Default_20_Paragraph_20_Font"><text:span text:style-name="T6"/></text:span></text:p>
      <text:p text:style-name="P10"><text:span text:style-name="Default_20_Paragraph_20_Font"><text:span text:style-name="T6">My name is </text:span></text:span><text:span text:style-name="Default_20_Paragraph_20_Font"><text:span text:style-name="T6"><text:user-defined style:data-style-name="N0" text:name="Investigator">&lt;Investigator&gt;</text:user-defined></text:span></text:span><text:span text:style-name="Default_20_Paragraph_20_Font"><text:span text:style-name="T6"><text:s/>and I am the </text:span></text:span><text:span text:style-name="Default_20_Paragraph_20_Font"><text:span text:style-name="T7">investigator </text:span></text:span><text:span text:style-name="Default_20_Paragraph_20_Font"><text:span text:style-name="T8">working with </text:span></text:span><text:span text:style-name="Default_20_Paragraph_20_Font"><text:span text:style-name="T6"><text:user-defined style:data-style-name="N0" text:name="Client Info">&lt;Client&gt;</text:user-defined></text:span></text:span><text:span text:style-name="Default_20_Paragraph_20_Font"><text:span text:style-name="T6">. <text:s/>A website </text:span></text:span><text:span text:style-name="Default_20_Paragraph_20_Font"><text:span text:style-name="T9">(</text:span></text:span><text:span text:style-name="Default_20_Paragraph_20_Font"><text:span text:style-name="T9"><text:user-defined style:data-style-name="N0" text:name="Provider Name">&lt;Provider Name&gt;</text:user-defined></text:span></text:span><text:span text:style-name="Default_20_Paragraph_20_Font"><text:span text:style-name="T9">) </text:span></text:span><text:span text:style-name="Default_20_Paragraph_20_Font"><text:span text:style-name="T6">that your company hosts (according to WHOIS information) is infringing on at least one copyright owned by </text:span></text:span><text:span text:style-name="Default_20_Paragraph_20_Font"><text:span text:style-name="T6"><text:user-defined style:data-style-name="N0" text:name="Client Info">&lt;Client&gt;</text:user-defined></text:span></text:span><text:span text:style-name="Default_20_Paragraph_20_Font"><text:span text:style-name="T6">.</text:span></text:span></text:p>
      <text:p text:style-name="P6"><text:span text:style-name="Default_20_Paragraph_20_Font"><text:span text:style-name="T6"/></text:span></text:p>
      <text:p text:style-name="P6"><text:span text:style-name="Default_20_Paragraph_20_Font"><text:span text:style-name="T6"><text:user-defined style:data-style-name="N0" text:name="Client Info">&lt;Client&gt;</text:user-defined></text:span></text:span><text:span text:style-name="Default_20_Paragraph_20_Font"><text:span text:style-name="T6">’</text:span></text:span><text:span text:style-name="Default_20_Paragraph_20_Font"><text:span text:style-name="T7">s content</text:span></text:span><text:span text:style-name="Default_20_Paragraph_20_Font"><text:span text:style-name="T6"> was copied onto your servers without permission. The original </text:span></text:span><text:span text:style-name="Default_20_Paragraph_20_Font"><text:span text:style-name="T7">content</text:span></text:span><text:span text:style-name="Default_20_Paragraph_20_Font"><text:span text:style-name="T6">, to which </text:span></text:span><text:span text:style-name="Default_20_Paragraph_20_Font"><text:span text:style-name="T6"><text:user-defined style:data-style-name="N0" text:name="Client Info">&lt;Client&gt;</text:user-defined></text:span></text:span><text:span text:style-name="Default_20_Paragraph_20_Font"><text:span text:style-name="T6"><text:s/>own</text:span></text:span><text:span text:style-name="Default_20_Paragraph_20_Font"><text:span text:style-name="T7">s </text:span></text:span><text:span text:style-name="Default_20_Paragraph_20_Font"><text:span text:style-name="T6">the exclusive copyrights, can be found at:</text:span></text:span></text:p>
      <text:p text:style-name="P6"><text:span text:style-name="Default_20_Paragraph_20_Font"><text:span text:style-name="T6"/></text:span></text:p>
      <text:list xml:id="list2976102142" text:style-name="L1">
        <text:list-item>
          <text:p text:style-name="P13"><text:span text:style-name="Default_20_Paragraph_20_Font"><text:span text:style-name="T10">Add the URL of the offending content here</text:span></text:span></text:p>
        </text:list-item>
      </text:list>
      <text:p text:style-name="P6"><text:span text:style-name="Default_20_Paragraph_20_Font"><text:span text:style-name="T6"/></text:span></text:p>
      <text:p text:style-name="P6"><text:span text:style-name="Default_20_Paragraph_20_Font"><text:span text:style-name="T6">This letter is official notification under Section 512(c) of the Digital Millennium Copyright Act (”DMCA”), and I seek the removal of the aforementioned infringing material from your servers. I request that you immediately notify the infringer of this notice and inform them of their duty to remove the infringing material immediately, and notify them to cease any further posting of infringing material to your server in the future.</text:span></text:span></text:p>
      <text:p text:style-name="P6"><text:span text:style-name="Default_20_Paragraph_20_Font"><text:span text:style-name="T6"/></text:span></text:p>
      <text:p text:style-name="P6"><text:span text:style-name="Default_20_Paragraph_20_Font"><text:span text:style-name="T6">Please also be advised that law requires you, as a service provider, to remove or disable access to the infringing materials upon receiving this notice. Under US law a service provider, such as yourself, enjoys immunity from a copyright lawsuit provided that you act with deliberate speed to investigate and rectify ongoing copyright infringement. If service providers do not investigate and remove or disable the infringing material this immunity is lost. Therefore, in order for you to remain immune from a copyright infringement action you will need to investigate and ultimately remove or otherwise disable the infringing material from your servers with all due speed should the direct infringer, your client, not comply immediately.</text:span></text:span></text:p>
      <text:p text:style-name="P6"><text:span text:style-name="Default_20_Paragraph_20_Font"><text:span text:style-name="T6"/></text:span></text:p>
      <text:p text:style-name="P6"><text:span text:style-name="Default_20_Paragraph_20_Font"><text:span text:style-name="T6">I am providing this notice in good faith and with the reasonable belief that rights my company owns are being infringed. Under penalty of perjury I certify that the information contained in the notification is both true and accurate, and I have the authority to act on behalf of the owner of the copyright(s) involved.</text:span></text:span></text:p>
      <text:p text:style-name="P6"><text:span text:style-name="Default_20_Paragraph_20_Font"><text:span text:style-name="T6"/></text:span></text:p>
      <text:p text:style-name="P6"><text:span text:style-name="Default_20_Paragraph_20_Font"><text:span text:style-name="T6">Should you wish to discuss this with me please contact me directly.</text:span></text:span></text:p>
      <text:p text:style-name="P6"><text:span text:style-name="Default_20_Paragraph_20_Font"><text:span text:style-name="T6"/></text:span></text:p>
      <text:p text:style-name="P6"><text:span text:style-name="Default_20_Paragraph_20_Font"><text:span text:style-name="T6">Thank you.</text:span></text:span></text:p>
      <text:p text:style-name="P6"><text:span text:style-name="Default_20_Paragraph_20_Font"><text:span text:style-name="T6"/></text:span></text:p>
      <text:p text:style-name="P6"><text:span text:style-name="Default_20_Paragraph_20_Font"><text:span text:style-name="T7">Sincerely,</text:span></text:span></text:p>
      <text:p text:style-name="P6"><text:span text:style-name="Default_20_Paragraph_20_Font"><text:span text:style-name="T7"><text:user-defined style:data-style-name="N0" text:name="Investigator">&lt;Investigator&gt;</text:user-defined></text:span></text:span></text:p>
      <text:p text:style-name="P6"><text:span text:style-name="Default_20_Paragraph_20_Font"><text:span text:style-name="T7"><text:user-defined style:data-style-name="N0" text:name="Company Phone">&lt;Agency Phone&gt;</text:user-defined></text:span></text:span></text:p>
      <text:p text:style-name="P6"><text:span text:style-name="Default_20_Paragraph_20_Font"><text:span text:style-name="T6"><text:user-defined style:data-style-name="N0" text:name="Company Email">&lt;Agency Email&gt;</text:user-defined></text:span></text:span></text:p>
      <text:p text:style-name="P6"><text:span text:style-name="Default_20_Paragraph_20_Font"><text:span text:style-name="T6"/></text:span></text:p>
      <text:p text:style-name="P9"/>
      <text:p text:style-name="P8"/>
      <text:p text:style-name="P8"/>
      <text:p text:style-name="P7"><text:span text:style-name="Default_20_Paragraph_20_Font"><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a380"/>
    </style:style>
    <style:style style:name="MP2" style:family="paragraph" style:parent-style-name="Normal">
      <style:paragraph-properties fo:line-height="0.0138in"/>
      <style:text-properties officeooo:paragraph-rsid="001da380"/>
    </style:style>
    <style:style style:name="MP3" style:family="paragraph" style:parent-style-name="Normal">
      <style:paragraph-properties fo:line-height="0.139in"/>
      <style:text-properties fo:font-size="12pt" officeooo:paragraph-rsid="001da380" style:font-size-asian="12pt" style:font-size-complex="12pt"/>
    </style:style>
    <style:style style:name="MP4" style:family="paragraph" style:parent-style-name="Footer">
      <style:paragraph-properties fo:text-align="center" style:justify-single-word="false"/>
      <style:text-properties officeooo:paragraph-rsid="001de120"/>
    </style:style>
    <style:style style:name="MP5"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e120"/>
    </style:style>
    <style:style style:name="MP6" style:family="paragraph" style:parent-style-name="Normal">
      <style:paragraph-properties fo:line-height="0.0138in"/>
      <style:text-properties officeooo:paragraph-rsid="001de120"/>
    </style:style>
    <style:style style:name="MP7" style:family="paragraph" style:parent-style-name="Normal">
      <style:paragraph-properties fo:line-height="0.139in"/>
      <style:text-properties fo:font-size="12pt" officeooo:paragraph-rsid="001de120" style:font-size-asian="12pt" style:font-size-complex="12pt"/>
    </style:style>
    <style:style style:name="MT1" style:family="text">
      <style:text-properties fo:color="#000000" style:font-name="Calibri" fo:font-size="9.5pt" fo:font-style="italic" style:font-name-asian="Calibri" style:font-size-asian="9.5pt" style:font-style-asian="italic" style:font-name-complex="Calibri" style:font-size-complex="9.5pt" style:font-style-complex="italic"/>
    </style:style>
    <style:style style:name="MT2" style:family="text">
      <style:text-properties fo:font-size="12pt" style:font-size-asian="12pt" style:font-size-complex="12pt"/>
    </style:style>
    <style:style style:name="MT3" style:family="text">
      <style:text-properties fo:color="#bfbfbf" style:font-name="Calibri" fo:font-size="9.5pt" fo:font-style="italic" style:font-name-asian="Calibri" style:font-size-asian="9.5pt" style:font-style-asian="italic" style:font-name-complex="Calibri" style:font-size-complex="9.5pt" style:font-style-complex="italic"/>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9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07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07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
      </style:footer>
    </style:master-page>
    <style:master-page style:name="MP0" style:page-layout-name="Mpm2">
      <style:header>
        <text:p text:style-name="MP1"><draw:frame draw:style-name="Mfr1" draw:name="Picture 1" text:anchor-type="paragraph" svg:x="1.0165in" svg:y="0.2965in" svg:width="0.752in" style:rel-width="scale" svg:height="0.6335in" style:rel-height="scale" draw:z-index="0"><draw:image xlink:href="Pictures/1000020100000330000002C369847FC14C0A1DEA.png" xlink:type="simple" xlink:show="embed" xlink:actuate="onLoad" loext:mime-type="image/png"/></draw:frame><text:span text:style-name="Default_20_Paragraph_20_Font"><text:span text:style-name="MT1"><text:user-defined style:data-style-name="N0" text:name="Company Tagline">&lt;Agency Tagline&gt;</text:user-defined></text:span></text:span></text:p>
        <text:p text:style-name="MP2"><draw:frame draw:style-name="Mfr2" draw:name="Picture 2" text:anchor-type="paragraph" svg:x="0.0201in" svg:y="0.0311in" svg:width="6.5217in" style:rel-width="scale" svg:height="0.0161in" style:rel-height="scale" draw:z-index="1"><draw:image xlink:href="Pictures/10000000000004E400000003C51A37D48EC5C476.png" xlink:type="simple" xlink:show="embed" xlink:actuate="onLoad" loext:mime-type="image/png"/></draw:frame><text:span text:style-name="Default_20_Paragraph_20_Font"><text:span text:style-name="MT2"/></text:span></text:p>
        <text:p text:style-name="MP3"/>
      </style:header>
      <style:footer>
        <text:p text:style-name="MP4"><text:user-defined style:data-style-name="N0" text:name="Agency Name">&lt;Agency Name&gt;</text:user-defined><text:s/></text:p>
        <text:p text:style-name="MP4"><text:user-defined style:data-style-name="N0" text:name="Company Address ">&lt;Agency Address&gt;</text:user-defined><text:s/><text:user-defined style:data-style-name="N0" text:name="Company City">&lt;Agency City&gt;</text:user-defined>, <text:user-defined style:data-style-name="N0" text:name="Company State">&lt;Agency State&gt;</text:user-defined><text:s/><text:user-defined style:data-style-name="N0" text:name="Company Zip">&lt;Agency Zip&gt;</text:user-defined></text:p>
        <text:p text:style-name="MP4"><text:user-defined style:data-style-name="N0" text:name="Company Phone">&lt;Agency Phone&gt;</text:user-defined><text:s/><text:user-defined style:data-style-name="N0" text:name="Company URL">&lt;Agency Website&gt;</text:user-defined></text:p>
        <text:p text:style-name="Footer"/>
        <text:p text:style-name="Footer"/>
      </style:footer>
    </style:master-page>
    <style:master-page style:name="MP1" style:page-layout-name="Mpm3">
      <style:header>
        <text:p text:style-name="MP5"><draw:frame draw:style-name="Mfr1" draw:name="Image5" text:anchor-type="paragraph" svg:x="1.0165in" svg:y="0.2965in" svg:width="0.752in" style:rel-width="scale" svg:height="0.6335in" style:rel-height="scale" draw:z-index="0"><draw:image xlink:href="Pictures/1000020100000330000002C369847FC14C0A1DEA.png" xlink:type="simple" xlink:show="embed" xlink:actuate="onLoad" loext:mime-type="image/png"/></draw:frame><text:span text:style-name="Default_20_Paragraph_20_Font"><text:span text:style-name="MT3"><text:user-defined style:data-style-name="N0" text:name="Company Tagline">&lt;Agency Tagline&gt;</text:user-defined></text:span></text:span></text:p>
        <text:p text:style-name="MP6"><draw:frame draw:style-name="Mfr2" draw:name="Image6" text:anchor-type="paragraph" svg:x="0.0201in" svg:y="0.0311in" svg:width="6.5217in" style:rel-width="scale" svg:height="0.0161in" style:rel-height="scale" draw:z-index="0"><draw:image xlink:href="Pictures/10000000000004E400000003C51A37D48EC5C476.png" xlink:type="simple" xlink:show="embed" xlink:actuate="onLoad" loext:mime-type="image/png"/></draw:frame><text:span text:style-name="Default_20_Paragraph_20_Font"><text:span text:style-name="MT2"/></text:span></text:p>
        <text:p text:style-name="MP7"/>
      </style:header>
      <style:footer>
        <text:p text:style-name="Footer"/>
      </style:footer>
    </style:master-page>
    <style:master-page style:name="MP2"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7T00:00:11.342821850</meta:creation-date>
    <meta:editing-cycles>2</meta:editing-cycles>
    <meta:editing-duration>PT55S</meta:editing-duration>
    <dc:description>DMCA Takedown Letter Template for CSI Linux</dc:description>
    <dc:subject>DMCA Takedown Letter Template for CSI Linux</dc:subject>
    <dc:title>DMCA Takedown Letter</dc:title>
    <dc:date>2021-09-17T00:00:17.938157084</dc:date>
    <meta:document-statistic meta:table-count="0" meta:image-count="4" meta:object-count="0" meta:page-count="1" meta:paragraph-count="18" meta:word-count="345" meta:character-count="2190" meta:non-whitespace-character-count="1862"/>
    <meta:user-defined meta:name="Agency Classification">&lt;Agency Classification&gt;</meta:user-defined>
    <meta:user-defined meta:name="Agency Name">&lt;Agency Name&gt;</meta:user-defined>
    <meta:user-defined meta:name="Case">&lt;Case&gt;</meta:user-defined>
    <meta:user-defined meta:name="Case Type">&lt;Case Type&gt;</meta:user-defined>
    <meta:user-defined meta:name="Client Address" meta:value-type="string">&lt;Client Address&gt;</meta:user-defined>
    <meta:user-defined meta:name="Client City" meta:value-type="string">&lt;Client City&gt;</meta:user-defined>
    <meta:user-defined meta:name="Client Info" meta:value-type="string">&lt;Client&gt;</meta:user-defined>
    <meta:user-defined meta:name="Client Phone" meta:value-type="string">&lt;Client Phone&gt;</meta:user-defined>
    <meta:user-defined meta:name="Client State" meta:value-type="string">&lt;Client State&gt;</meta:user-defined>
    <meta:user-defined meta:name="Client Zip" meta:value-type="string">&lt;Client Zip&gt;</meta:user-defined>
    <meta:user-defined meta:name="Company Address " meta:value-type="string">&lt;Agency Address&gt;</meta:user-defined>
    <meta:user-defined meta:name="Company City" meta:value-type="string">&lt;Agency City&gt;</meta:user-defined>
    <meta:user-defined meta:name="Company Country" meta:value-type="string">&lt;Agency Country&gt;</meta:user-defined>
    <meta:user-defined meta:name="Company Email" meta:value-type="string">&lt;Agency Email&gt;</meta:user-defined>
    <meta:user-defined meta:name="Company Phone" meta:value-type="string">&lt;Agency Phone&gt;</meta:user-defined>
    <meta:user-defined meta:name="Company State" meta:value-type="string">&lt;Agency State&gt;</meta:user-defined>
    <meta:user-defined meta:name="Company Tagline" meta:value-type="string">&lt;Agency Tagline&gt;</meta:user-defined>
    <meta:user-defined meta:name="Company URL" meta:value-type="string">&lt;Agency Website&gt;</meta:user-defined>
    <meta:user-defined meta:name="Company Zip" meta:value-type="string">&lt;Agency Zip&gt;</meta:user-defined>
    <meta:user-defined meta:name="Investigator" meta:value-type="string">&lt;Investigator&gt;</meta:user-defined>
    <meta:user-defined meta:name="Provider Address" meta:value-type="string">&lt;Provider Address&gt;</meta:user-defined>
    <meta:user-defined meta:name="Provider City" meta:value-type="string">&lt;Provider City&gt;</meta:user-defined>
    <meta:user-defined meta:name="Provider Name" meta:value-type="string">&lt;Provider Name&gt;</meta:user-defined>
    <meta:user-defined meta:name="Provider Number" meta:value-type="string">&lt;Provider Number&gt;</meta:user-defined>
    <meta:user-defined meta:name="Provider PoC" meta:value-type="string">&lt;Provider PoC&gt;</meta:user-defined>
    <meta:user-defined meta:name="Provider State" meta:value-type="string">&lt;Provider State&gt;</meta:user-defined>
    <meta:user-defined meta:name="Provider Zip" meta:value-type="string">&lt;Provider Zip&gt;</meta:user-defined>
    <meta:user-defined meta:name="Suspect Name" meta:value-type="string">&lt;Suspect&gt;</meta:user-defined>
    <meta:template xlink:type="simple" xlink:actuate="onRequest" xlink:title="" xlink:href="Normal"/>
  </office:meta>
</office:document-meta>
</file>